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27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99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 table:style-name="ce4" office:value-type="string" calcext:value-type="string">
            <text:p>FILTRES</text:p>
          </table:table-cell>
          <table:table-cell table:style-name="ce5" office:value-type="string" calcext:value-type="string">
            <text:p>Voici le fichier ‘reference.ods’ qui permet au programme de fonctionner</text:p>
          </table:table-cell>
        </table:table-row>
        <table:table-row table:style-name="ro1">
          <table:table-cell table:style-name="ce4"/>
          <table:table-cell table:style-name="ce5"/>
        </table:table-row>
        <table:table-row table:style-name="ro2">
          <table:table-cell/>
          <table:table-cell table:style-name="ce6" office:value-type="string" calcext:value-type="string">
            <text:p>Pour créer un filtre il suffit d’écrire un mot dans la colonne <text:span text:style-name="T1">FILTRES</text:span>, si le nom d’un fichier contient un mot ‘filtre’ alors ce fichier sera trié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our chaque filtre il faudra créer un dossier ayant exactement le même nom que le filtre (sinon le filtre ne sert à rien), de plus le dossier devra être dans le dossier contenant ce fichier ou dans un dossier qui est dans le même dossier que ce fichier (comme dans l’exemple)</text:p>
          </table:table-cell>
        </table:table-row>
        <table:table-row table:style-name="ro2">
          <table:table-cell/>
          <table:table-cell table:style-name="ce6" office:value-type="string" calcext:value-type="string">
            <text:p>Si le nom d’un fichier contient plusieurs mot ‘filtres’ alors ce fichier sera trié en commençant par le filtre le plus à gauche dans le nom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N’oubliez pas de sauvegarder le fichier lorsque vous modifiez les filtres</text:p>
          </table:table-cell>
        </table:table-row>
        <table:table-row table:style-name="ro5">
          <table:table-cell/>
          <table:table-cell office:value-type="string" calcext:value-type="string">
            <text:p>La seule colonne qu’il faut modifier est la colonne <text:span text:style-name="T1">FILTRES</text:span>, les autres ne sont pas ut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8:31:30.5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4:26:38.648000000</meta:creation-date>
    <dc:date>2023-10-27T18:34:34.730000000</dc:date>
    <meta:editing-duration>PT14M12S</meta:editing-duration>
    <meta:editing-cycles>2</meta:editing-cycles>
    <meta:generator>LibreOffice/7.6.2.1$Windows_X86_64 LibreOffice_project/56f7684011345957bbf33a7ee678afaf4d2ba333</meta:generator>
    <meta:document-statistic meta:table-count="1" meta:cell-count="7" meta:object-count="0"/>
  </office:meta>
</office:document-meta>
</file>